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1000002D085C97BBF.png" manifest:media-type="image/png"/>
  <manifest:file-entry manifest:full-path="Pictures/100000010000064A0000028DCBC649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ing_20_2">
      <style:text-properties officeooo:rsid="0009bbf0" officeooo:paragraph-rsid="0009bbf0"/>
    </style:style>
    <style:style style:name="P2" style:family="paragraph" style:parent-style-name="Text_20_body">
      <style:text-properties officeooo:rsid="0009bbf0" officeooo:paragraph-rsid="0009bb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Текст задания</text:h>
      <text:p text:style-name="P2"><draw:frame draw:style-name="fr1" draw:name="Изображение1" text:anchor-type="char" svg:width="17cm" svg:height="6.895cm" draw:z-index="0"><draw:image xlink:href="Pictures/100000010000064A0000028DCBC649EE.png" xlink:type="simple" xlink:show="embed" xlink:actuate="onLoad" draw:mime-type="image/png"/></draw:frame></text:p>
      <text:p text:style-name="P2"><draw:frame draw:style-name="fr1" draw:name="Изображение2" text:anchor-type="char" svg:width="17cm" svg:height="7.569cm" draw:z-index="1"><draw:image xlink:href="Pictures/1000000100000651000002D085C97B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7:56:50.593305615</meta:creation-date>
    <meta:generator>LibreOffice/24.2.3.2$Linux_X86_64 LibreOffice_project/433d9c2ded56988e8a90e6b2e771ee4e6a5ab2ba</meta:generator>
    <dc:date>2024-05-30T07:58:08.755626855</dc:date>
    <meta:editing-duration>PT1M19S</meta:editing-duration>
    <meta:editing-cycles>1</meta:editing-cycles>
    <meta:document-statistic meta:table-count="0" meta:image-count="2" meta:object-count="0" meta:page-count="1" meta:paragraph-count="1" meta:word-count="2" meta:character-count="13" meta:non-whitespace-character-count="12"/>
  </office:meta>
</office:document-meta>
</file>